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style:contextual-spacing="false"/>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esign Document</text:span></text:p>
      <text:p text:style-name="P1"><text:span text:style-name="T1">Alex Robinson</text:span></text:p>
      <text:p text:style-name="P1"><text:span text:style-name="T1">Erinstagram</text:span></text:p>
      <text:h text:style-name="Heading_20_2" text:outline-level="2">Data:</text:h>
      <text:p text:style-name="Standard">NewImage(char)</text:p>
      <text:p text:style-name="Standard">ImageArray(any x any)</text:p>
      <text:p text:style-name="Standard">FilepointerImage</text:p>
      <text:p text:style-name="Standard">Optionsforimage(char)</text:p>
      <text:p text:style-name="Standard">crop(array of set number x set number)</text:p>
      <text:p text:style-name="Standard">cropvals(int)</text:p>
      <text:p text:style-name="Standard">dim (int)</text:p>
      <text:p text:style-name="Standard">Brighten(int)</text:p>
      <text:p text:style-name="Standard">Rotate(char)</text:p>
      <text:p text:style-name="Standard">Save(char)</text:p>
      <text:h text:style-name="Heading_20_2" text:outline-level="2">Program Executable:</text:h>
      <text:p text:style-name="Standard"><text:tab/>User is prompted with accessing and image of their choice. They enter name of file with image. Image is displayed on screen with default values for brightness. User is prompted with 4 options to change the image. R for rotate, C for crop, B for Brighten, D for dim. One final option displays to save,S. When choosing crop image will reduce to user set size. When choosing to brighten the image will appear lighter. When choosing dim image will appear darker. When choosing to rotate the image will rotate 90 degrees. When choosing save the image will save with their changes. One final option is to choose don’t save which ends the program without saving/overwriting the image.</text:p>
      <text:h text:style-name="Heading_20_2" text:outline-level="2">Functions</text:h>
      <text:p text:style-name="P2">Main()</text:p>
      <text:p text:style-name="P2">Data: the file name of the image, variables for options for changing image, loops to keep changing as you go</text:p>
      <text:p text:style-name="P2"><text:soft-page-break/>Functionality: load image from file. Display image to user. Load options for user. Run other functions for changes to image. Save image back into file when finished.</text:p>
      <text:p text:style-name="P2">Loadimage</text:p>
      <text:p text:style-name="P2">Data: FileName, file pointer, values for size of image</text:p>
      <text:p text:style-name="P2">Functionality: load and image from a file to display onto the screen. Display on screen</text:p>
      <text:p text:style-name="P2"/>
      <text:p text:style-name="P2">Brighten</text:p>
      <text:p text:style-name="P2">Input: Option char</text:p>
      <text:p text:style-name="P2">Output: Brightnessvalue + 1 and image</text:p>
      <text:p text:style-name="P2">Functionality: displaying the image 1 value brighter than the original</text:p>
      <text:p text:style-name="P2"/>
      <text:p text:style-name="P2">Dim</text:p>
      <text:p text:style-name="P2">Input: Option char</text:p>
      <text:p text:style-name="P2">Output: Brightnessvalue - 1 and image</text:p>
      <text:p text:style-name="P2">Functionality: displaying the image 1 value Darker than the original</text:p>
      <text:p text:style-name="P2"/>
      <text:p text:style-name="P2">crop</text:p>
      <text:p text:style-name="P2">Input: Option char, Parameter for new image array</text:p>
      <text:p text:style-name="P2">Output: New image</text:p>
      <text:p text:style-name="P2">Functionality: displaying the image in a smaller scale zoomed in on an area the user sets</text:p>
      <text:p text:style-name="P2"/>
      <text:p text:style-name="P2">Rotate</text:p>
      <text:p text:style-name="P2">Input: Option char</text:p>
      <text:p text:style-name="P2">Output: ImageTwoDarray</text:p>
      <text:p text:style-name="P2">Functionality: displaying the image rotated 90 Degrees</text:p>
      <text:p text:style-name="P2"/>
      <text:p text:style-name="P2">Save</text:p>
      <text:p text:style-name="P2">Input: option char</text:p>
      <text:p text:style-name="P2">Output: none</text:p>
      <text:p text:style-name="P2">Functionality: rewriting the file to save the changes made in code with filewrite </text:p>
      <text:p text:style-name="P2"/>
      <text:p text:style-name="P2"/>
      <text:p text:style-name="P2"/>
      <text:p text:style-name="P2"/>
      <text:p text:style-name="P2"/>
      <text:p text:style-name="P2"/>
      <text:p text:style-name="P2"><text:soft-page-break/></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ou Robinson</meta:initial-creator>
    <dc:creator>Lou Robinson</dc:creator>
    <meta:editing-cycles>1</meta:editing-cycles>
    <meta:creation-date>2024-04-29T04:44:00</meta:creation-date>
    <dc:date>2024-04-29T05:10:00</dc:date>
    <meta:editing-duration>PT26M</meta:editing-duration>
    <meta:generator>LibreOffice/7.0.4.2$Linux_X86_64 LibreOffice_project/00$Build-2</meta:generator>
    <meta:document-statistic meta:table-count="0" meta:image-count="0" meta:object-count="0" meta:page-count="3" meta:paragraph-count="43" meta:word-count="318" meta:character-count="1980" meta:non-whitespace-character-count="1703"/>
    <meta:user-defined meta:name="AppVersion">16.0000</meta:user-defined>
    <meta:template xlink:type="simple" xlink:actuate="onRequest" xlink:title="Normal" xlink:href=""/>
  </office:meta>
</office:document-meta>
</file>